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blem-1:</text:p>
      <text:p text:style-name="Standard"/>
      <text:p text:style-name="Standard">Insertion Anamoaly-</text:p>
      <text:p text:style-name="Standard">Given combination of VisitDate and ProvNo as primary key.</text:p>
      <text:p text:style-name="Standard">S0 both keys are necessary for inserting a new row.</text:p>
      <text:p text:style-name="Standard"/>
      <text:p text:style-name="Standard">Deletion Anamoly-</text:p>
      <text:p text:style-name="Standard">If we want to delete provider D2 we'll loose the information of visit V10021.</text:p>
      <text:p text:style-name="Standard"/>
      <text:p text:style-name="Standard">Updation Anamoly-</text:p>
      <text:p text:style-name="Standard">If we change ProvSpeciality where ProvNo is D2, two rows have to be changed.</text:p>
      <text:p text:style-name="Standard"/>
      <text:p text:style-name="Standard"/>
      <text:p text:style-name="Standard">Problem-2:</text:p>
      <text:p text:style-name="Standard"/>
      <text:p text:style-name="Standard">PatNo -&gt; PatAge</text:p>
      <text:p text:style-name="Standard">PatZip9 -&gt; <text:s/>PatCity</text:p>
      <text:p text:style-name="Standard">VisitNo <text:s/>-&gt; <text:s/>VisitDate </text:p>
      <text:p text:style-name="Standard">PatNo -&gt; <text:s/>PatZip9 </text:p>
      <text:p text:style-name="Standard">ProvNo -&gt; <text:s/>ProvSpecialty</text:p>
      <text:p text:style-name="Standard">VisitNo <text:s/>-&gt; <text:s/>PatNo</text:p>
      <text:p text:style-name="Standard">VisitNo, ProvNo -&gt; <text:s/>Diagnosis</text:p>
      <text:p text:style-name="Standard">ProvNo -&gt; ProvEmail</text:p>
      <text:p text:style-name="Standard">ProvEmail -&gt; ProvNo</text:p>
      <text:p text:style-name="Standard"/>
      <text:p text:style-name="Standard"/>
      <text:p text:style-name="Standard">After normalization:</text:p>
      <text:p text:style-name="Standard"/>
      <text:p text:style-name="Standard">PatNo -&gt; PatAge,PAtZip</text:p>
      <text:p text:style-name="Standard">PatZip -&gt; PatCity</text:p>
      <text:p text:style-name="Standard"/>
      <text:p text:style-name="Standard">ZIPCODE(PatZip,PatCity)</text:p>
      <text:p text:style-name="Standard">PATIENT(PatNo,PatAge,PatZip) FOREIGN KEY (PatZip) references ZIPCODE</text:p>
      <text:p text:style-name="Standard"/>
      <text:p text:style-name="Standard">VisitNo -&gt; VisitDate,PatNo</text:p>
      <text:p text:style-name="Standard">VISIT(VisiNo,VisitDate,PatNo) FOREIGN KEY (PatNo) references PATIENT</text:p>
      <text:p text:style-name="Standard"/>
      <text:p text:style-name="Standard">ProvNo -&gt; ProvSpeciality,ProvEmail</text:p>
      <text:p text:style-name="Standard">PROVIDER(ProvNo,ProvSpeciality,ProvEmail) UNIQUE (ProvEmail)</text:p>
      <text:p text:style-name="Standard"/>
      <text:p text:style-name="Standard">ProvNo,VisitN0 -&gt; Diagnosis</text:p>
      <text:p text:style-name="Standard">DIAGNOSIS(ProvNo,VisitNo,Diagnosis)</text:p>
      <text:p text:style-name="Standard">FOREIGN KEY (ProvNo) REFERENCES PROVIDER</text:p>
      <text:p text:style-name="Standard">FOREIGN KEY (VisitNo) REFERENCES VISIT</text:p>
      <text:p text:style-name="Standard"/>
      <text:p text:style-name="Standard"/>
      <text:p text:style-name="Standard">Problem-3:</text:p>
      <text:p text:style-name="Standard"/>
      <text:p text:style-name="Standard">Student(StdNo,StdName,StdEmail,StdAddress,StdCity,StdState,StdZip)</text:p>
      <text:p text:style-name="Standard">UNIQUE (STdEmail)</text:p>
      <text:p text:style-name="Standard"/>
      <text:p text:style-name="Standard">Lender(LenderNo,LenderName) UNIQUE (LenderName)</text:p>
      <text:p text:style-name="Standard"><text:soft-page-break/></text:p>
      <text:p text:style-name="Standard">INstitution(InstNo,INstName,InstMascot) UNIQUE (InstName)</text:p>
      <text:p text:style-name="Standard"/>
      <text:p text:style-name="Standard"/>
      <text:p text:style-name="Standard">Problem-4:</text:p>
      <text:p text:style-name="Standard"/>
      <text:p text:style-name="Standard">OrdNo -&gt; ItemNo (1,2),(3,4) </text:p>
      <text:p text:style-name="Standard">OrdNo -&gt; QtyOrd(3,4)</text:p>
      <text:p text:style-name="Standard">OrdNo -&gt; CustNo None</text:p>
      <text:p text:style-name="Standard">OrdNo -&gt; CUstBal None</text:p>
      <text:p text:style-name="Standard">OrdNo -&gt; CustDisc None</text:p>
      <text:p text:style-name="Standard">OrdNo -&gt; ItemPrice (1,2),(3,4)</text:p>
      <text:p text:style-name="Standard">OrdNo -&gt; OrdDate No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0:54:09.103516459</meta:creation-date>
    <dc:date>2022-03-11T10:54:35.144225203</dc:date>
    <meta:editing-duration>PT2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165" meta:character-count="1365" meta:non-whitespace-character-count="1233"/>
  </office:meta>
</office:document-meta>
</file>